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5.489cm"/>
    </style:style>
    <style:style style:name="co3" style:family="table-column">
      <style:table-column-properties fo:break-before="auto" style:column-width="5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9cm" fo:break-before="auto" style:use-optimal-row-height="true"/>
    </style:style>
    <style:style style:name="ro3" style:family="table-row">
      <style:table-row-properties style:row-height="10.328cm" fo:break-before="auto" style:use-optimal-row-height="true"/>
    </style:style>
    <style:style style:name="ro4" style:family="table-row">
      <style:table-row-properties style:row-height="6.359cm" fo:break-before="auto" style:use-optimal-row-height="true"/>
    </style:style>
    <style:style style:name="ro5" style:family="table-row">
      <style:table-row-properties style:row-height="5.964cm" fo:break-before="auto" style:use-optimal-row-height="true"/>
    </style:style>
    <style:style style:name="ro6" style:family="table-row">
      <style:table-row-properties style:row-height="2.018cm" fo:break-before="auto" style:use-optimal-row-height="true"/>
    </style:style>
    <style:style style:name="ro7" style:family="table-row">
      <style:table-row-properties style:row-height="4.78cm" fo:break-before="auto" style:use-optimal-row-height="true"/>
    </style:style>
    <style:style style:name="ro8" style:family="table-row">
      <style:table-row-properties style:row-height="2.808cm" fo:break-before="auto" style:use-optimal-row-height="true"/>
    </style:style>
    <style:style style:name="ro9" style:family="table-row">
      <style:table-row-properties style:row-height="12.695cm" fo:break-before="auto" style:use-optimal-row-height="true"/>
    </style:style>
    <style:style style:name="ro10" style:family="table-row">
      <style:table-row-properties style:row-height="0.834cm" fo:break-before="auto" style:use-optimal-row-height="true"/>
    </style:style>
    <style:style style:name="ro11" style:family="table-row">
      <style:table-row-properties style:row-height="2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3" table:default-cell-style-name="Default"/>
        <table:table-column table:style-name="co1" table:number-columns-repeated="39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3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20000537</text:p>
            <text:p>pc: 4</text:p>
          </table:table-cell>
          <table:table-cell office:value-type="string" calcext:value-type="string">
            <text:p>IF 1</text:p>
            <text:p>instr: 00000013</text:p>
            <text:p>pc: 8</text:p>
          </table:table-cell>
          <table:table-cell office:value-type="string" calcext:value-type="string">
            <text:p>IF 2</text:p>
            <text:p>instr: 00000013</text:p>
            <text:p>pc: 12</text:p>
          </table:table-cell>
          <table:table-cell office:value-type="string" calcext:value-type="string">
            <text:p>IF 3</text:p>
            <text:p>instr: 00000013</text:p>
            <text:p>pc: 16</text:p>
          </table:table-cell>
          <table:table-cell office:value-type="string" calcext:value-type="string">
            <text:p>IF 4</text:p>
            <text:p>instr: 00150593</text:p>
            <text:p>pc: 20</text:p>
          </table:table-cell>
          <table:table-cell office:value-type="string" calcext:value-type="string">
            <text:p>IF 5</text:p>
            <text:p>instr: 00500293</text:p>
            <text:p>pc: 24</text:p>
          </table:table-cell>
          <table:table-cell office:value-type="string" calcext:value-type="string">
            <text:p>IF 6</text:p>
            <text:p>instr: 00a00313</text:p>
            <text:p>pc: 28</text:p>
          </table:table-cell>
          <table:table-cell office:value-type="string" calcext:value-type="string">
            <text:p>IF 7</text:p>
            <text:p>instr: 00000013</text:p>
            <text:p>pc: 32</text:p>
          </table:table-cell>
          <table:table-cell office:value-type="string" calcext:value-type="string">
            <text:p>IF 8</text:p>
            <text:p>instr: 00000013</text:p>
            <text:p>pc: 36</text:p>
          </table:table-cell>
          <table:table-cell office:value-type="string" calcext:value-type="string">
            <text:p>IF 9</text:p>
            <text:p>instr: 00000013</text:p>
            <text:p>pc: 40</text:p>
          </table:table-cell>
          <table:table-cell office:value-type="string" calcext:value-type="string">
            <text:p>IF 10</text:p>
            <text:p>instr: 00552023</text:p>
            <text:p>pc: 44</text:p>
          </table:table-cell>
          <table:table-cell office:value-type="string" calcext:value-type="string">
            <text:p>IF 11</text:p>
            <text:p>instr: 00000013</text:p>
            <text:p>pc: 48</text:p>
          </table:table-cell>
          <table:table-cell office:value-type="string" calcext:value-type="string">
            <text:p>IF 12</text:p>
            <text:p>instr: 00000013</text:p>
            <text:p>pc: 52</text:p>
          </table:table-cell>
          <table:table-cell office:value-type="string" calcext:value-type="string">
            <text:p>IF 13</text:p>
            <text:p>instr: 00000013</text:p>
            <text:p>pc: 56</text:p>
          </table:table-cell>
          <table:table-cell office:value-type="string" calcext:value-type="string">
            <text:p>IF 14</text:p>
            <text:p>instr: 0065a023</text:p>
            <text:p>pc: 60</text:p>
          </table:table-cell>
          <table:table-cell office:value-type="string" calcext:value-type="string">
            <text:p>IF 15</text:p>
            <text:p>instr: 00000013</text:p>
            <text:p>pc: 64</text:p>
          </table:table-cell>
          <table:table-cell office:value-type="string" calcext:value-type="string">
            <text:p>IF 16</text:p>
            <text:p>instr: 00000013</text:p>
            <text:p>pc: 68</text:p>
          </table:table-cell>
          <table:table-cell office:value-type="string" calcext:value-type="string">
            <text:p>IF 17</text:p>
            <text:p>instr: 00100013</text:p>
            <text:p>pc: 72</text:p>
          </table:table-cell>
          <table:table-cell office:value-type="string" calcext:value-type="string">
            <text:p>IF 18</text:p>
            <text:p>instr: 00100013</text:p>
            <text:p>pc: 76</text:p>
          </table:table-cell>
          <table:table-cell office:value-type="string" calcext:value-type="string">
            <text:p>IF 19</text:p>
            <text:p>instr: 00100013</text:p>
            <text:p>pc: 80</text:p>
          </table:table-cell>
          <table:table-cell office:value-type="string" calcext:value-type="string">
            <text:p>IF 20</text:p>
            <text:p>instr: 00100013</text:p>
            <text:p>pc: 84</text:p>
          </table:table-cell>
          <table:table-cell office:value-type="string" calcext:value-type="string">
            <text:p>IF 21</text:p>
            <text:p>instr: 00100013</text:p>
            <text:p>pc: 88</text:p>
          </table:table-cell>
          <table:table-cell office:value-type="string" calcext:value-type="string">
            <text:p>IF 22</text:p>
            <text:p>instr: 00100013</text:p>
            <text:p>pc: 92</text:p>
          </table:table-cell>
          <table:table-cell office:value-type="string" calcext:value-type="string">
            <text:p>IF 23</text:p>
            <text:p>instr: 00100013</text:p>
            <text:p>pc: 96</text:p>
          </table:table-cell>
          <table:table-cell office:value-type="string" calcext:value-type="string">
            <text:p>IF 24</text:p>
            <text:p>instr: 00100013</text:p>
            <text:p>pc: 100</text:p>
          </table:table-cell>
          <table:table-cell office:value-type="string" calcext:value-type="string">
            <text:p>IF 25</text:p>
            <text:p>instr: 00100013</text:p>
            <text:p>pc: 104</text:p>
          </table:table-cell>
          <table:table-cell office:value-type="string" calcext:value-type="string">
            <text:p>IF 26</text:p>
            <text:p>instr: 00100013</text:p>
            <text:p>pc: 108</text:p>
          </table:table-cell>
          <table:table-cell office:value-type="string" calcext:value-type="string">
            <text:p>IF 27</text:p>
            <text:p>instr: 00100013</text:p>
            <text:p>pc: 112</text:p>
          </table:table-cell>
          <table:table-cell office:value-type="string" calcext:value-type="string">
            <text:p>IF 28</text:p>
            <text:p>instr: 00100013</text:p>
            <text:p>pc: 116</text:p>
          </table:table-cell>
          <table:table-cell office:value-type="string" calcext:value-type="string">
            <text:p>IF 29</text:p>
            <text:p>instr: 00100013</text:p>
            <text:p>pc: 120</text:p>
          </table:table-cell>
          <table:table-cell office:value-type="string" calcext:value-type="string">
            <text:p>IF 30</text:p>
            <text:p>instr: 00100013</text:p>
            <text:p>pc: 124</text:p>
          </table:table-cell>
          <table:table-cell office:value-type="string" calcext:value-type="string">
            <text:p>IF 31</text:p>
            <text:p>instr: 00100013</text:p>
            <text:p>pc: 128</text:p>
          </table:table-cell>
          <table:table-cell office:value-type="string" calcext:value-type="string">
            <text:p>IF 32</text:p>
            <text:p>instr: 00100013</text:p>
            <text:p>pc: 132</text:p>
          </table:table-cell>
          <table:table-cell office:value-type="string" calcext:value-type="string">
            <text:p>IF 33</text:p>
            <text:p>instr: 00100013</text:p>
            <text:p>pc: 136</text:p>
          </table:table-cell>
          <table:table-cell office:value-type="string" calcext:value-type="string">
            <text:p>IF 34</text:p>
            <text:p>instr: 00100013</text:p>
            <text:p>pc: 140</text:p>
          </table:table-cell>
          <table:table-cell office:value-type="string" calcext:value-type="string">
            <text:p>IF 35</text:p>
            <text:p>instr: 00100013</text:p>
            <text:p>pc: 144</text:p>
          </table:table-cell>
          <table:table-cell office:value-type="string" calcext:value-type="string">
            <text:p>IF 36</text:p>
            <text:p>instr: 00100013</text:p>
            <text:p>pc: 148</text:p>
          </table:table-cell>
          <table:table-cell office:value-type="string" calcext:value-type="string">
            <text:p>IF 37</text:p>
            <text:p>instr: 00100013</text:p>
            <text:p>pc: 152</text:p>
          </table:table-cell>
          <table:table-cell office:value-type="string" calcext:value-type="string">
            <text:p>IF 38</text:p>
            <text:p>instr: 00100013</text:p>
            <text:p>pc: 156</text:p>
          </table:table-cell>
          <table:table-cell office:value-type="string" calcext:value-type="string">
            <text:p>IF 39</text:p>
            <text:p>instr: 00100013</text:p>
            <text:p>pc: 160</text:p>
          </table:table-cell>
          <table:table-cell office:value-type="string" calcext:value-type="string">
            <text:p>IF 40</text:p>
            <text:p>instr: 00100013</text:p>
            <text:p>pc: 164</text:p>
          </table:table-cell>
          <table:table-cell office:value-type="string" calcext:value-type="string">
            <text:p>IF 41</text:p>
            <text:p>instr: 00100013</text:p>
            <text:p>pc: 168</text:p>
          </table:table-cell>
          <table:table-cell office:value-type="string" calcext:value-type="string">
            <text:p>IF 42</text:p>
            <text:p>instr: 00100013</text:p>
            <text:p>pc: 172</text:p>
          </table:table-cell>
          <table:table-cell office:value-type="string" calcext:value-type="string">
            <text:p>IF 43</text:p>
            <text:p>instr: 00100013</text:p>
            <text:p>pc: 176</text:p>
          </table:table-cell>
          <table:table-cell office:value-type="string" calcext:value-type="string">
            <text:p>IF 44</text:p>
            <text:p>instr: 00100013</text:p>
            <text:p>pc: 180</text:p>
          </table:table-cell>
          <table:table-cell office:value-type="string" calcext:value-type="string">
            <text:p>IF 45</text:p>
            <text:p>instr: 00100013</text:p>
            <text:p>pc: 184</text:p>
          </table:table-cell>
          <table:table-cell office:value-type="string" calcext:value-type="string">
            <text:p>IF 46</text:p>
            <text:p>instr: 00100013</text:p>
            <text:p>pc: 188</text:p>
          </table:table-cell>
          <table:table-cell office:value-type="string" calcext:value-type="string">
            <text:p>IF 47</text:p>
            <text:p>instr: 00100013</text:p>
            <text:p>pc: 192</text:p>
          </table:table-cell>
          <table:table-cell office:value-type="string" calcext:value-type="string">
            <text:p>IF 48</text:p>
            <text:p>instr: 00100013</text:p>
            <text:p>pc: 196</text:p>
          </table:table-cell>
          <table:table-cell office:value-type="string" calcext:value-type="string">
            <text:p>IF 49</text:p>
            <text:p>instr: 00100013</text:p>
            <text:p>pc: 200</text:p>
          </table:table-cell>
          <table:table-cell office:value-type="string" calcext:value-type="string">
            <text:p>IF 50</text:p>
            <text:p>instr: 00100013</text:p>
            <text:p>pc: 204</text:p>
          </table:table-cell>
          <table:table-cell office:value-type="string" calcext:value-type="string">
            <text:p>IF 51</text:p>
            <text:p>instr: 00100013</text:p>
            <text:p>pc: 208</text:p>
          </table:table-cell>
          <table:table-cell office:value-type="string" calcext:value-type="string">
            <text:p>IF 52</text:p>
            <text:p>instr: 00100013</text:p>
            <text:p>pc: 212</text:p>
          </table:table-cell>
          <table:table-cell office:value-type="string" calcext:value-type="string">
            <text:p>IF 53</text:p>
            <text:p>instr: 00100013</text:p>
            <text:p>pc: 216</text:p>
          </table:table-cell>
          <table:table-cell office:value-type="string" calcext:value-type="string">
            <text:p>IF 54</text:p>
            <text:p>instr: 00100013</text:p>
            <text:p>pc: 220</text:p>
          </table:table-cell>
          <table:table-cell office:value-type="string" calcext:value-type="string">
            <text:p>IF 55</text:p>
            <text:p>instr: 00100013</text:p>
            <text:p>pc: 224</text:p>
          </table:table-cell>
          <table:table-cell office:value-type="string" calcext:value-type="string">
            <text:p>IF 56</text:p>
            <text:p>instr: 00100013</text:p>
            <text:p>pc: 228</text:p>
          </table:table-cell>
          <table:table-cell office:value-type="string" calcext:value-type="string">
            <text:p>IF 57</text:p>
            <text:p>instr: 00100013</text:p>
            <text:p>pc: 232</text:p>
          </table:table-cell>
          <table:table-cell office:value-type="string" calcext:value-type="string">
            <text:p>IF 58</text:p>
            <text:p>instr: 00100013</text:p>
            <text:p>pc: 236</text:p>
          </table:table-cell>
          <table:table-cell office:value-type="string" calcext:value-type="string">
            <text:p>IF 59</text:p>
            <text:p>instr: 00100013</text:p>
            <text:p>pc: 240</text:p>
          </table:table-cell>
          <table:table-cell office:value-type="string" calcext:value-type="string">
            <text:p>IF 60</text:p>
            <text:p>instr: 00100013</text:p>
            <text:p>pc: 244</text:p>
          </table:table-cell>
          <table:table-cell office:value-type="string" calcext:value-type="string">
            <text:p>IF 61</text:p>
            <text:p>instr: 00100013</text:p>
            <text:p>pc: 248</text:p>
          </table:table-cell>
          <table:table-cell office:value-type="string" calcext:value-type="string">
            <text:p>IF 62</text:p>
            <text:p>instr: 00100013</text:p>
            <text:p>pc: 252</text:p>
          </table:table-cell>
          <table:table-cell office:value-type="string" calcext:value-type="string">
            <text:p>IF 63</text:p>
            <text:p>instr: 00100013</text:p>
            <text:p>pc: 256</text:p>
          </table:table-cell>
          <table:table-cell office:value-type="string" calcext:value-type="string">
            <text:p>IF 64</text:p>
            <text:p>instr: 20000537</text:p>
            <text:p>pc: 260</text:p>
          </table:table-cell>
          <table:table-cell office:value-type="string" calcext:value-type="string">
            <text:p>IF 65</text:p>
            <text:p>instr: 00000013</text:p>
            <text:p>pc: 264</text:p>
          </table:table-cell>
          <table:table-cell office:value-type="string" calcext:value-type="string">
            <text:p>IF 66</text:p>
            <text:p>instr: 00000013</text:p>
            <text:p>pc: 268</text:p>
          </table:table-cell>
          <table:table-cell office:value-type="string" calcext:value-type="string">
            <text:p>IF 67</text:p>
            <text:p>instr: 00000013</text:p>
            <text:p>pc: 272</text:p>
          </table:table-cell>
          <table:table-cell office:value-type="string" calcext:value-type="string">
            <text:p>IF 68</text:p>
            <text:p>instr: 00150593</text:p>
            <text:p>pc: 276</text:p>
          </table:table-cell>
          <table:table-cell office:value-type="string" calcext:value-type="string">
            <text:p>IF 69</text:p>
            <text:p>instr: 00500293</text:p>
            <text:p>pc: 280</text:p>
          </table:table-cell>
          <table:table-cell office:value-type="string" calcext:value-type="string">
            <text:p>IF 70</text:p>
            <text:p>instr: 00a00313</text:p>
            <text:p>pc: 284</text:p>
          </table:table-cell>
          <table:table-cell office:value-type="string" calcext:value-type="string">
            <text:p>IF 71</text:p>
            <text:p>instr: 00000013</text:p>
            <text:p>pc: 288</text:p>
          </table:table-cell>
          <table:table-cell office:value-type="string" calcext:value-type="string">
            <text:p>IF 72</text:p>
            <text:p>instr: 00000013</text:p>
            <text:p>pc: 292</text:p>
          </table:table-cell>
          <table:table-cell office:value-type="string" calcext:value-type="string">
            <text:p>IF 73</text:p>
            <text:p>instr: 00000013</text:p>
            <text:p>pc: 296</text:p>
          </table:table-cell>
          <table:table-cell office:value-type="string" calcext:value-type="string">
            <text:p>IF 74</text:p>
            <text:p>instr: 00552023</text:p>
            <text:p>pc: 300</text:p>
          </table:table-cell>
          <table:table-cell office:value-type="string" calcext:value-type="string">
            <text:p>IF 75</text:p>
            <text:p>instr: 00000013</text:p>
            <text:p>pc: 304</text:p>
          </table:table-cell>
          <table:table-cell office:value-type="string" calcext:value-type="string">
            <text:p>IF 76</text:p>
            <text:p>instr: 00000013</text:p>
            <text:p>pc: 308</text:p>
          </table:table-cell>
          <table:table-cell office:value-type="string" calcext:value-type="string">
            <text:p>IF 77</text:p>
            <text:p>instr: 00000013</text:p>
            <text:p>pc: 312</text:p>
          </table:table-cell>
          <table:table-cell office:value-type="string" calcext:value-type="string">
            <text:p>IF 78</text:p>
            <text:p>instr: 0065a023</text:p>
            <text:p>pc: 316</text:p>
          </table:table-cell>
          <table:table-cell office:value-type="string" calcext:value-type="string">
            <text:p>IF 79</text:p>
            <text:p>instr: 00000013</text:p>
            <text:p>pc: 320</text:p>
          </table:table-cell>
          <table:table-cell office:value-type="string" calcext:value-type="string">
            <text:p>IF 80</text:p>
            <text:p>instr: 00000013</text:p>
            <text:p>pc: 324</text:p>
          </table:table-cell>
          <table:table-cell office:value-type="string" calcext:value-type="string">
            <text:p>IF 81</text:p>
            <text:p>instr: 00100013</text:p>
            <text:p>pc: 328</text:p>
          </table:table-cell>
          <table:table-cell office:value-type="string" calcext:value-type="string">
            <text:p>IF 82</text:p>
            <text:p>instr: 00100013</text:p>
            <text:p>pc: 332</text:p>
          </table:table-cell>
          <table:table-cell office:value-type="string" calcext:value-type="string">
            <text:p>IF 83</text:p>
            <text:p>instr: 00100013</text:p>
            <text:p>pc: 336</text:p>
          </table:table-cell>
          <table:table-cell office:value-type="string" calcext:value-type="string">
            <text:p>IF 84</text:p>
            <text:p>instr: 00100013</text:p>
            <text:p>pc: 340</text:p>
          </table:table-cell>
          <table:table-cell office:value-type="string" calcext:value-type="string">
            <text:p>IF 85</text:p>
            <text:p>instr: 00100013</text:p>
            <text:p>pc: 344</text:p>
          </table:table-cell>
          <table:table-cell office:value-type="string" calcext:value-type="string">
            <text:p>IF 86</text:p>
            <text:p>instr: 00100013</text:p>
            <text:p>pc: 348</text:p>
          </table:table-cell>
          <table:table-cell office:value-type="string" calcext:value-type="string">
            <text:p>IF 87</text:p>
            <text:p>instr: 00100013</text:p>
            <text:p>pc: 352</text:p>
          </table:table-cell>
          <table:table-cell office:value-type="string" calcext:value-type="string">
            <text:p>IF 88</text:p>
            <text:p>instr: 00100013</text:p>
            <text:p>pc: 356</text:p>
          </table:table-cell>
          <table:table-cell office:value-type="string" calcext:value-type="string">
            <text:p>IF 89</text:p>
            <text:p>instr: 00100013</text:p>
            <text:p>pc: 360</text:p>
          </table:table-cell>
          <table:table-cell office:value-type="string" calcext:value-type="string">
            <text:p>IF 90</text:p>
            <text:p>instr: 00100013</text:p>
            <text:p>pc: 364</text:p>
          </table:table-cell>
          <table:table-cell office:value-type="string" calcext:value-type="string">
            <text:p>IF 91</text:p>
            <text:p>instr: 00100013</text:p>
            <text:p>pc: 368</text:p>
          </table:table-cell>
          <table:table-cell office:value-type="string" calcext:value-type="string">
            <text:p>IF 92</text:p>
            <text:p>instr: 00100013</text:p>
            <text:p>pc: 372</text:p>
          </table:table-cell>
          <table:table-cell office:value-type="string" calcext:value-type="string">
            <text:p>IF 93</text:p>
            <text:p>instr: 00100013</text:p>
            <text:p>pc: 376</text:p>
          </table:table-cell>
          <table:table-cell office:value-type="string" calcext:value-type="string">
            <text:p>IF 94</text:p>
            <text:p>instr: 00100013</text:p>
            <text:p>pc: 380</text:p>
          </table:table-cell>
          <table:table-cell office:value-type="string" calcext:value-type="string">
            <text:p>IF 95</text:p>
            <text:p>instr: 00100013</text:p>
            <text:p>pc: 384</text:p>
          </table:table-cell>
          <table:table-cell office:value-type="string" calcext:value-type="string">
            <text:p>IF 96</text:p>
            <text:p>instr: 00100013</text:p>
            <text:p>pc: 388</text:p>
          </table:table-cell>
          <table:table-cell office:value-type="string" calcext:value-type="string">
            <text:p>IF 97</text:p>
            <text:p>instr: 00100013</text:p>
            <text:p>pc: 392</text:p>
          </table:table-cell>
          <table:table-cell office:value-type="string" calcext:value-type="string">
            <text:p>IF 98</text:p>
            <text:p>instr: 00100013</text:p>
            <text:p>pc: 396</text:p>
          </table:table-cell>
          <table:table-cell office:value-type="string" calcext:value-type="string">
            <text:p>IF 99</text:p>
            <text:p>instr: 00100013</text:p>
            <text:p>pc: 400</text:p>
          </table:table-cell>
        </table:table-row>
        <table:table-row table:style-name="ro3">
          <table:table-cell office:value-type="string" calcext:value-type="string">
            <text:p>Decode -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</text:p>
            <text:p>value1: x</text:p>
            <text:p>value2: x</text:p>
          </table:table-cell>
          <table:table-cell office:value-type="string" calcext:value-type="string">
            <text:p>Decode 0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Branch: 0</text:p>
            <text:p>MemToReg: 0</text:p>
            <text:p>RegDataSrc: 0</text:p>
            <text:p>PCSrc: 0</text:p>
            <text:p>PC_out: 7</text:p>
            <text:p>value1: 0</text:p>
            <text:p>value2: 0</text:p>
          </table:table-cell>
          <table:table-cell office:value-type="string" calcext:value-type="string">
            <text:p>Decode 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</text:p>
            <text:p>value1: 0</text:p>
            <text:p>value2: 0</text:p>
          </table:table-cell>
          <table:table-cell office:value-type="string" calcext:value-type="string">
            <text:p>Decode 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</text:p>
            <text:p>value1: 0</text:p>
            <text:p>value2: 0</text:p>
          </table:table-cell>
          <table:table-cell office:value-type="string" calcext:value-type="string">
            <text:p>Decode 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</text:p>
            <text:p>value1: 0</text:p>
            <text:p>value2: 0</text:p>
          </table:table-cell>
          <table:table-cell office:value-type="string" calcext:value-type="string">
            <text:p>Decode 4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</text:p>
            <text:p>value1: 0</text:p>
            <text:p>value2: 0</text:p>
          </table:table-cell>
          <table:table-cell office:value-type="string" calcext:value-type="string">
            <text:p>Decode 5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</text:p>
            <text:p>value1: 536870912</text:p>
            <text:p>value2: 0</text:p>
          </table:table-cell>
          <table:table-cell office:value-type="string" calcext:value-type="string">
            <text:p>Decode 6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</text:p>
            <text:p>value1: 0</text:p>
            <text:p>value2: 0</text:p>
          </table:table-cell>
          <table:table-cell office:value-type="string" calcext:value-type="string">
            <text:p>Decode 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</text:p>
            <text:p>value1: 0</text:p>
            <text:p>value2: 536870912</text:p>
          </table:table-cell>
          <table:table-cell office:value-type="string" calcext:value-type="string">
            <text:p>Decode 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</text:p>
            <text:p>value1: 0</text:p>
            <text:p>value2: 0</text:p>
          </table:table-cell>
          <table:table-cell office:value-type="string" calcext:value-type="string">
            <text:p>Decode 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3</text:p>
            <text:p>value1: 0</text:p>
            <text:p>value2: 0</text:p>
          </table:table-cell>
          <table:table-cell office:value-type="string" calcext:value-type="string">
            <text:p>Decode 10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Branch: 0</text:p>
            <text:p>MemToReg: 0</text:p>
            <text:p>RegDataSrc: 0</text:p>
            <text:p>PCSrc: 0</text:p>
            <text:p>PC_out: 47</text:p>
            <text:p>value1: 0</text:p>
            <text:p>value2: 0</text:p>
          </table:table-cell>
          <table:table-cell office:value-type="string" calcext:value-type="string">
            <text:p>Decode 1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1</text:p>
            <text:p>value1: 536870912</text:p>
            <text:p>value2: 5</text:p>
          </table:table-cell>
          <table:table-cell office:value-type="string" calcext:value-type="string">
            <text:p>Decode 1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5</text:p>
            <text:p>value1: 0</text:p>
            <text:p>value2: 0</text:p>
          </table:table-cell>
          <table:table-cell office:value-type="string" calcext:value-type="string">
            <text:p>Decode 1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9</text:p>
            <text:p>value1: 0</text:p>
            <text:p>value2: 0</text:p>
          </table:table-cell>
          <table:table-cell office:value-type="string" calcext:value-type="string">
            <text:p>Decode 14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Branch: 0</text:p>
            <text:p>MemToReg: 0</text:p>
            <text:p>RegDataSrc: 0</text:p>
            <text:p>PCSrc: 0</text:p>
            <text:p>PC_out: 63</text:p>
            <text:p>value1: 0</text:p>
            <text:p>value2: 0</text:p>
          </table:table-cell>
          <table:table-cell office:value-type="string" calcext:value-type="string">
            <text:p>Decode 1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7</text:p>
            <text:p>value1: 536870913</text:p>
            <text:p>value2: 10</text:p>
          </table:table-cell>
          <table:table-cell office:value-type="string" calcext:value-type="string">
            <text:p>Decode 1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1</text:p>
            <text:p>value1: 0</text:p>
            <text:p>value2: 0</text:p>
          </table:table-cell>
          <table:table-cell office:value-type="string" calcext:value-type="string">
            <text:p>Decode 1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5</text:p>
            <text:p>value1: 0</text:p>
            <text:p>value2: 0</text:p>
          </table:table-cell>
          <table:table-cell office:value-type="string" calcext:value-type="string">
            <text:p>Decode 1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9</text:p>
            <text:p>value1: 0</text:p>
            <text:p>value2: 0</text:p>
          </table:table-cell>
          <table:table-cell office:value-type="string" calcext:value-type="string">
            <text:p>Decode 1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3</text:p>
            <text:p>value1: 0</text:p>
            <text:p>value2: 0</text:p>
          </table:table-cell>
          <table:table-cell office:value-type="string" calcext:value-type="string">
            <text:p>Decode 2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7</text:p>
            <text:p>value1: 0</text:p>
            <text:p>value2: 0</text:p>
          </table:table-cell>
          <table:table-cell office:value-type="string" calcext:value-type="string">
            <text:p>Decode 2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1</text:p>
            <text:p>value1: 0</text:p>
            <text:p>value2: 0</text:p>
          </table:table-cell>
          <table:table-cell office:value-type="string" calcext:value-type="string">
            <text:p>Decode 2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5</text:p>
            <text:p>value1: 0</text:p>
            <text:p>value2: 0</text:p>
          </table:table-cell>
          <table:table-cell office:value-type="string" calcext:value-type="string">
            <text:p>Decode 2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9</text:p>
            <text:p>value1: 0</text:p>
            <text:p>value2: 0</text:p>
          </table:table-cell>
          <table:table-cell office:value-type="string" calcext:value-type="string">
            <text:p>Decode 2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03</text:p>
            <text:p>value1: 0</text:p>
            <text:p>value2: 0</text:p>
          </table:table-cell>
          <table:table-cell office:value-type="string" calcext:value-type="string">
            <text:p>Decode 2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07</text:p>
            <text:p>value1: 0</text:p>
            <text:p>value2: 0</text:p>
          </table:table-cell>
          <table:table-cell office:value-type="string" calcext:value-type="string">
            <text:p>Decode 2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1</text:p>
            <text:p>value1: 0</text:p>
            <text:p>value2: 0</text:p>
          </table:table-cell>
          <table:table-cell office:value-type="string" calcext:value-type="string">
            <text:p>Decode 2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5</text:p>
            <text:p>value1: 0</text:p>
            <text:p>value2: 0</text:p>
          </table:table-cell>
          <table:table-cell office:value-type="string" calcext:value-type="string">
            <text:p>Decode 2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9</text:p>
            <text:p>value1: 0</text:p>
            <text:p>value2: 0</text:p>
          </table:table-cell>
          <table:table-cell office:value-type="string" calcext:value-type="string">
            <text:p>Decode 2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23</text:p>
            <text:p>value1: 0</text:p>
            <text:p>value2: 0</text:p>
          </table:table-cell>
          <table:table-cell office:value-type="string" calcext:value-type="string">
            <text:p>Decode 3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27</text:p>
            <text:p>value1: 0</text:p>
            <text:p>value2: 0</text:p>
          </table:table-cell>
          <table:table-cell office:value-type="string" calcext:value-type="string">
            <text:p>Decode 3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1</text:p>
            <text:p>value1: 0</text:p>
            <text:p>value2: 0</text:p>
          </table:table-cell>
          <table:table-cell office:value-type="string" calcext:value-type="string">
            <text:p>Decode 3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5</text:p>
            <text:p>value1: 0</text:p>
            <text:p>value2: 0</text:p>
          </table:table-cell>
          <table:table-cell office:value-type="string" calcext:value-type="string">
            <text:p>Decode 3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9</text:p>
            <text:p>value1: 0</text:p>
            <text:p>value2: 0</text:p>
          </table:table-cell>
          <table:table-cell office:value-type="string" calcext:value-type="string">
            <text:p>Decode 3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43</text:p>
            <text:p>value1: 0</text:p>
            <text:p>value2: 0</text:p>
          </table:table-cell>
          <table:table-cell office:value-type="string" calcext:value-type="string">
            <text:p>Decode 3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47</text:p>
            <text:p>value1: 0</text:p>
            <text:p>value2: 0</text:p>
          </table:table-cell>
          <table:table-cell office:value-type="string" calcext:value-type="string">
            <text:p>Decode 3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1</text:p>
            <text:p>value1: 0</text:p>
            <text:p>value2: 0</text:p>
          </table:table-cell>
          <table:table-cell office:value-type="string" calcext:value-type="string">
            <text:p>Decode 3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5</text:p>
            <text:p>value1: 0</text:p>
            <text:p>value2: 0</text:p>
          </table:table-cell>
          <table:table-cell office:value-type="string" calcext:value-type="string">
            <text:p>Decode 3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9</text:p>
            <text:p>value1: 0</text:p>
            <text:p>value2: 0</text:p>
          </table:table-cell>
          <table:table-cell office:value-type="string" calcext:value-type="string">
            <text:p>Decode 3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63</text:p>
            <text:p>value1: 0</text:p>
            <text:p>value2: 0</text:p>
          </table:table-cell>
          <table:table-cell office:value-type="string" calcext:value-type="string">
            <text:p>Decode 4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67</text:p>
            <text:p>value1: 0</text:p>
            <text:p>value2: 0</text:p>
          </table:table-cell>
          <table:table-cell office:value-type="string" calcext:value-type="string">
            <text:p>Decode 4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1</text:p>
            <text:p>value1: 0</text:p>
            <text:p>value2: 0</text:p>
          </table:table-cell>
          <table:table-cell office:value-type="string" calcext:value-type="string">
            <text:p>Decode 4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5</text:p>
            <text:p>value1: 0</text:p>
            <text:p>value2: 0</text:p>
          </table:table-cell>
          <table:table-cell office:value-type="string" calcext:value-type="string">
            <text:p>Decode 4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9</text:p>
            <text:p>value1: 0</text:p>
            <text:p>value2: 0</text:p>
          </table:table-cell>
          <table:table-cell office:value-type="string" calcext:value-type="string">
            <text:p>Decode 4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83</text:p>
            <text:p>value1: 0</text:p>
            <text:p>value2: 0</text:p>
          </table:table-cell>
          <table:table-cell office:value-type="string" calcext:value-type="string">
            <text:p>Decode 4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87</text:p>
            <text:p>value1: 0</text:p>
            <text:p>value2: 0</text:p>
          </table:table-cell>
          <table:table-cell office:value-type="string" calcext:value-type="string">
            <text:p>Decode 4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1</text:p>
            <text:p>value1: 0</text:p>
            <text:p>value2: 0</text:p>
          </table:table-cell>
          <table:table-cell office:value-type="string" calcext:value-type="string">
            <text:p>Decode 4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5</text:p>
            <text:p>value1: 0</text:p>
            <text:p>value2: 0</text:p>
          </table:table-cell>
          <table:table-cell office:value-type="string" calcext:value-type="string">
            <text:p>Decode 4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9</text:p>
            <text:p>value1: 0</text:p>
            <text:p>value2: 0</text:p>
          </table:table-cell>
          <table:table-cell office:value-type="string" calcext:value-type="string">
            <text:p>Decode 4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03</text:p>
            <text:p>value1: 0</text:p>
            <text:p>value2: 0</text:p>
          </table:table-cell>
          <table:table-cell office:value-type="string" calcext:value-type="string">
            <text:p>Decode 5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07</text:p>
            <text:p>value1: 0</text:p>
            <text:p>value2: 0</text:p>
          </table:table-cell>
          <table:table-cell office:value-type="string" calcext:value-type="string">
            <text:p>Decode 5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11</text:p>
            <text:p>value1: 0</text:p>
            <text:p>value2: 0</text:p>
          </table:table-cell>
          <table:table-cell office:value-type="string" calcext:value-type="string">
            <text:p>Decode 5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15</text:p>
            <text:p>value1: 0</text:p>
            <text:p>value2: 0</text:p>
          </table:table-cell>
          <table:table-cell office:value-type="string" calcext:value-type="string">
            <text:p>Decode 5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19</text:p>
            <text:p>value1: 0</text:p>
            <text:p>value2: 0</text:p>
          </table:table-cell>
          <table:table-cell office:value-type="string" calcext:value-type="string">
            <text:p>Decode 5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23</text:p>
            <text:p>value1: 0</text:p>
            <text:p>value2: 0</text:p>
          </table:table-cell>
          <table:table-cell office:value-type="string" calcext:value-type="string">
            <text:p>Decode 5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27</text:p>
            <text:p>value1: 0</text:p>
            <text:p>value2: 0</text:p>
          </table:table-cell>
          <table:table-cell office:value-type="string" calcext:value-type="string">
            <text:p>Decode 5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1</text:p>
            <text:p>value1: 0</text:p>
            <text:p>value2: 0</text:p>
          </table:table-cell>
          <table:table-cell office:value-type="string" calcext:value-type="string">
            <text:p>Decode 5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5</text:p>
            <text:p>value1: 0</text:p>
            <text:p>value2: 0</text:p>
          </table:table-cell>
          <table:table-cell office:value-type="string" calcext:value-type="string">
            <text:p>Decode 5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9</text:p>
            <text:p>value1: 0</text:p>
            <text:p>value2: 0</text:p>
          </table:table-cell>
          <table:table-cell office:value-type="string" calcext:value-type="string">
            <text:p>Decode 5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43</text:p>
            <text:p>value1: 0</text:p>
            <text:p>value2: 0</text:p>
          </table:table-cell>
          <table:table-cell office:value-type="string" calcext:value-type="string">
            <text:p>Decode 6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47</text:p>
            <text:p>value1: 0</text:p>
            <text:p>value2: 0</text:p>
          </table:table-cell>
          <table:table-cell office:value-type="string" calcext:value-type="string">
            <text:p>Decode 6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1</text:p>
            <text:p>value1: 0</text:p>
            <text:p>value2: 0</text:p>
          </table:table-cell>
          <table:table-cell office:value-type="string" calcext:value-type="string">
            <text:p>Decode 6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5</text:p>
            <text:p>value1: 0</text:p>
            <text:p>value2: 0</text:p>
          </table:table-cell>
          <table:table-cell office:value-type="string" calcext:value-type="string">
            <text:p>Decode 6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9</text:p>
            <text:p>value1: 0</text:p>
            <text:p>value2: 0</text:p>
          </table:table-cell>
          <table:table-cell office:value-type="string" calcext:value-type="string">
            <text:p>Decode 64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Branch: 0</text:p>
            <text:p>MemToReg: 0</text:p>
            <text:p>RegDataSrc: 0</text:p>
            <text:p>PCSrc: 0</text:p>
            <text:p>PC_out: 263</text:p>
            <text:p>value1: 0</text:p>
            <text:p>value2: 0</text:p>
          </table:table-cell>
          <table:table-cell office:value-type="string" calcext:value-type="string">
            <text:p>Decode 6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67</text:p>
            <text:p>value1: 0</text:p>
            <text:p>value2: 0</text:p>
          </table:table-cell>
          <table:table-cell office:value-type="string" calcext:value-type="string">
            <text:p>Decode 6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1</text:p>
            <text:p>value1: 0</text:p>
            <text:p>value2: 0</text:p>
          </table:table-cell>
          <table:table-cell office:value-type="string" calcext:value-type="string">
            <text:p>Decode 6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5</text:p>
            <text:p>value1: 0</text:p>
            <text:p>value2: 0</text:p>
          </table:table-cell>
          <table:table-cell office:value-type="string" calcext:value-type="string">
            <text:p>Decode 68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9</text:p>
            <text:p>value1: 0</text:p>
            <text:p>value2: 0</text:p>
          </table:table-cell>
          <table:table-cell office:value-type="string" calcext:value-type="string">
            <text:p>Decode 69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83</text:p>
            <text:p>value1: 536870912</text:p>
            <text:p>value2: 0</text:p>
          </table:table-cell>
          <table:table-cell office:value-type="string" calcext:value-type="string">
            <text:p>Decode 70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87</text:p>
            <text:p>value1: 0</text:p>
            <text:p>value2: 5</text:p>
          </table:table-cell>
          <table:table-cell office:value-type="string" calcext:value-type="string">
            <text:p>Decode 7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1</text:p>
            <text:p>value1: 0</text:p>
            <text:p>value2: 536870912</text:p>
          </table:table-cell>
          <table:table-cell office:value-type="string" calcext:value-type="string">
            <text:p>Decode 7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5</text:p>
            <text:p>value1: 0</text:p>
            <text:p>value2: 0</text:p>
          </table:table-cell>
          <table:table-cell office:value-type="string" calcext:value-type="string">
            <text:p>Decode 7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9</text:p>
            <text:p>value1: 0</text:p>
            <text:p>value2: 0</text:p>
          </table:table-cell>
          <table:table-cell office:value-type="string" calcext:value-type="string">
            <text:p>Decode 74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Branch: 0</text:p>
            <text:p>MemToReg: 0</text:p>
            <text:p>RegDataSrc: 0</text:p>
            <text:p>PCSrc: 0</text:p>
            <text:p>PC_out: 303</text:p>
            <text:p>value1: 0</text:p>
            <text:p>value2: 0</text:p>
          </table:table-cell>
          <table:table-cell office:value-type="string" calcext:value-type="string">
            <text:p>Decode 7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07</text:p>
            <text:p>value1: 536870912</text:p>
            <text:p>value2: 5</text:p>
          </table:table-cell>
          <table:table-cell office:value-type="string" calcext:value-type="string">
            <text:p>Decode 7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1</text:p>
            <text:p>value1: 0</text:p>
            <text:p>value2: 0</text:p>
          </table:table-cell>
          <table:table-cell office:value-type="string" calcext:value-type="string">
            <text:p>Decode 7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5</text:p>
            <text:p>value1: 0</text:p>
            <text:p>value2: 0</text:p>
          </table:table-cell>
          <table:table-cell office:value-type="string" calcext:value-type="string">
            <text:p>Decode 78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Branch: 0</text:p>
            <text:p>MemToReg: 0</text:p>
            <text:p>RegDataSrc: 0</text:p>
            <text:p>PCSrc: 0</text:p>
            <text:p>PC_out: 319</text:p>
            <text:p>value1: 0</text:p>
            <text:p>value2: 0</text:p>
          </table:table-cell>
          <table:table-cell office:value-type="string" calcext:value-type="string">
            <text:p>Decode 7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23</text:p>
            <text:p>value1: 536870913</text:p>
            <text:p>value2: 10</text:p>
          </table:table-cell>
          <table:table-cell office:value-type="string" calcext:value-type="string">
            <text:p>Decode 8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27</text:p>
            <text:p>value1: 0</text:p>
            <text:p>value2: 0</text:p>
          </table:table-cell>
          <table:table-cell office:value-type="string" calcext:value-type="string">
            <text:p>Decode 8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1</text:p>
            <text:p>value1: 0</text:p>
            <text:p>value2: 0</text:p>
          </table:table-cell>
          <table:table-cell office:value-type="string" calcext:value-type="string">
            <text:p>Decode 8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5</text:p>
            <text:p>value1: 0</text:p>
            <text:p>value2: 0</text:p>
          </table:table-cell>
          <table:table-cell office:value-type="string" calcext:value-type="string">
            <text:p>Decode 8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9</text:p>
            <text:p>value1: 0</text:p>
            <text:p>value2: 0</text:p>
          </table:table-cell>
          <table:table-cell office:value-type="string" calcext:value-type="string">
            <text:p>Decode 8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43</text:p>
            <text:p>value1: 0</text:p>
            <text:p>value2: 0</text:p>
          </table:table-cell>
          <table:table-cell office:value-type="string" calcext:value-type="string">
            <text:p>Decode 8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47</text:p>
            <text:p>value1: 0</text:p>
            <text:p>value2: 0</text:p>
          </table:table-cell>
          <table:table-cell office:value-type="string" calcext:value-type="string">
            <text:p>Decode 8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1</text:p>
            <text:p>value1: 0</text:p>
            <text:p>value2: 0</text:p>
          </table:table-cell>
          <table:table-cell office:value-type="string" calcext:value-type="string">
            <text:p>Decode 8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5</text:p>
            <text:p>value1: 0</text:p>
            <text:p>value2: 0</text:p>
          </table:table-cell>
          <table:table-cell office:value-type="string" calcext:value-type="string">
            <text:p>Decode 8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9</text:p>
            <text:p>value1: 0</text:p>
            <text:p>value2: 0</text:p>
          </table:table-cell>
          <table:table-cell office:value-type="string" calcext:value-type="string">
            <text:p>Decode 8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63</text:p>
            <text:p>value1: 0</text:p>
            <text:p>value2: 0</text:p>
          </table:table-cell>
          <table:table-cell office:value-type="string" calcext:value-type="string">
            <text:p>Decode 9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67</text:p>
            <text:p>value1: 0</text:p>
            <text:p>value2: 0</text:p>
          </table:table-cell>
          <table:table-cell office:value-type="string" calcext:value-type="string">
            <text:p>Decode 9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1</text:p>
            <text:p>value1: 0</text:p>
            <text:p>value2: 0</text:p>
          </table:table-cell>
          <table:table-cell office:value-type="string" calcext:value-type="string">
            <text:p>Decode 9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5</text:p>
            <text:p>value1: 0</text:p>
            <text:p>value2: 0</text:p>
          </table:table-cell>
          <table:table-cell office:value-type="string" calcext:value-type="string">
            <text:p>Decode 9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9</text:p>
            <text:p>value1: 0</text:p>
            <text:p>value2: 0</text:p>
          </table:table-cell>
          <table:table-cell office:value-type="string" calcext:value-type="string">
            <text:p>Decode 9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83</text:p>
            <text:p>value1: 0</text:p>
            <text:p>value2: 0</text:p>
          </table:table-cell>
          <table:table-cell office:value-type="string" calcext:value-type="string">
            <text:p>Decode 9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87</text:p>
            <text:p>value1: 0</text:p>
            <text:p>value2: 0</text:p>
          </table:table-cell>
          <table:table-cell office:value-type="string" calcext:value-type="string">
            <text:p>Decode 9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1</text:p>
            <text:p>value1: 0</text:p>
            <text:p>value2: 0</text:p>
          </table:table-cell>
          <table:table-cell office:value-type="string" calcext:value-type="string">
            <text:p>Decode 9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5</text:p>
            <text:p>value1: 0</text:p>
            <text:p>value2: 0</text:p>
          </table:table-cell>
          <table:table-cell office:value-type="string" calcext:value-type="string">
            <text:p>Decode 9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9</text:p>
            <text:p>value1: 0</text:p>
            <text:p>value2: 0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7</text:p>
            <text:p>AluSrc: 1</text:p>
            <text:p>AluOp: 4</text:p>
            <text:p>AluControl: 2</text:p>
            <text:p>in_MemWrite: 0</text:p>
            <text:p>Branch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</text:p>
            <text:p>PC: 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47</text:p>
            <text:p>AluSrc: 1</text:p>
            <text:p>AluOp: 0</text:p>
            <text:p>AluControl: 2</text:p>
            <text:p>in_MemWrite: 1</text:p>
            <text:p>Branch: 0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63</text:p>
            <text:p>AluSrc: 1</text:p>
            <text:p>AluOp: 0</text:p>
            <text:p>AluControl: 2</text:p>
            <text:p>in_MemWrite: 1</text:p>
            <text:p>Branch: 0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263</text:p>
            <text:p>AluSrc: 1</text:p>
            <text:p>AluOp: 4</text:p>
            <text:p>AluControl: 2</text:p>
            <text:p>in_MemWrite: 0</text:p>
            <text:p>Branch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</text:p>
            <text:p>imm: 5</text:p>
            <text:p>PC: 2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2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303</text:p>
            <text:p>AluSrc: 1</text:p>
            <text:p>AluOp: 0</text:p>
            <text:p>AluControl: 2</text:p>
            <text:p>in_MemWrite: 1</text:p>
            <text:p>Branch: 0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0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319</text:p>
            <text:p>AluSrc: 1</text:p>
            <text:p>AluOp: 0</text:p>
            <text:p>AluControl: 2</text:p>
            <text:p>in_MemWrite: 1</text:p>
            <text:p>Branch: 0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5">
          <table:table-cell office:value-type="string" calcext:value-type="string">
            <text:p>EXECUTE.INTERNAL----------</text:p>
            <text:p>_rs1_value: x</text:p>
            <text:p>_imm: 0</text:p>
            <text:p>_PC: 4294967295</text:p>
            <text:p>_AluOp: 0</text:p>
            <text:p>_AluSrc: 0</text:p>
            <text:p>_AluControl: 0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x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7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47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63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263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2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2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9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303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0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319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</table:table-row>
        <table:table-row table:style-name="ro6">
          <table:table-cell office:value-type="string" calcext:value-type="string">
            <text:p>EXECUTE.ALU---------------</text:p>
            <text:p>alu.AluControl 0000</text:p>
            <text:p>alu.a x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36870912</text:p>
            <text:p>alu.result 53687091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3</text:p>
            <text:p>alu.b 0</text:p>
            <text:p>alu.result 536870913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36870912</text:p>
            <text:p>alu.result 53687091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536870913</text:p>
            <text:p>alu.b 0</text:p>
            <text:p>alu.result 536870913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</table:table-row>
        <table:table-row table:style-name="ro7">
          <table:table-cell office:value-type="string" calcext:value-type="string">
            <text:p>EXECUTE.OUT---------------</text:p>
            <text:p>out_MemWrite: 0</text:p>
            <text:p>out_MemRead: 0</text:p>
            <text:p>out_RegWrite: 0</text:p>
            <text:p>out_RegDest: x</text:p>
            <text:p>out_MemToReg: 0</text:p>
            <text:p>out_RegDataSrc: 0</text:p>
            <text:p>out_PCSrc: 0</text:p>
            <text:p>_rs2_value: x</text:p>
            <text:p>result: 0</text:p>
            <text:p>a: x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0</text:p>
            <text:p>b: 5368709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536870913</text:p>
            <text:p>a: 536870913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0</text:p>
            <text:p>b: 5368709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5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536870913</text:p>
            <text:p>a: 536870913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</table:table-row>
        <table:table-row table:style-name="ro8">
          <table:table-cell office:value-type="string" calcext:value-type="string">
            <text:p>Memory -3</text:p>
            <text:p>in_RegWrite 0</text:p>
            <text:p>in_RegDest x</text:p>
            <text:p>mem_read_data: x</text:p>
            <text:p>out_RegWrite x</text:p>
            <text:p>out_RegDest x</text:p>
            <text:p>data_out: x</text:p>
          </table:table-cell>
          <table:table-cell office:value-type="string" calcext:value-type="string">
            <text:p>Memory -2</text:p>
            <text:p>in_RegWrite 1</text:p>
            <text:p>in_RegDest 0</text:p>
            <text:p>mem_read_data: x</text:p>
            <text:p>out_RegWrite 0</text:p>
            <text:p>out_RegDest x</text:p>
            <text:p>data_out: x</text:p>
          </table:table-cell>
          <table:table-cell office:value-type="string" calcext:value-type="string">
            <text:p>Memory -1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0</text:p>
            <text:p>in_RegWrite 1</text:p>
            <text:p>in_RegDest 0</text:p>
            <text:p>mem_read_data: 0</text:p>
            <text:p>out_RegWrite 1</text:p>
            <text:p>out_RegDest 10</text:p>
            <text:p>data_out: 0</text:p>
          </table:table-cell>
          <table:table-cell office:value-type="string" calcext:value-type="string">
            <text:p>Memory 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</text:p>
            <text:p>in_RegWrite 1</text:p>
            <text:p>in_RegDest 5</text:p>
            <text:p>mem_read_data: 0</text:p>
            <text:p>out_RegWrite 1</text:p>
            <text:p>out_RegDest 11</text:p>
            <text:p>data_out: 0</text:p>
          </table:table-cell>
          <table:table-cell office:value-type="string" calcext:value-type="string">
            <text:p>Memory 5</text:p>
            <text:p>in_RegWrite 1</text:p>
            <text:p>in_RegDest 6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6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0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1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3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4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1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3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4</text:p>
            <text:p>in_RegWrite 1</text:p>
            <text:p>in_RegDest 0</text:p>
            <text:p>mem_read_data: 0</text:p>
            <text:p>out_RegWrite 1</text:p>
            <text:p>out_RegDest 10</text:p>
            <text:p>data_out: 0</text:p>
          </table:table-cell>
          <table:table-cell office:value-type="string" calcext:value-type="string">
            <text:p>Memory 6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7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8</text:p>
            <text:p>in_RegWrite 1</text:p>
            <text:p>in_RegDest 5</text:p>
            <text:p>mem_read_data: 0</text:p>
            <text:p>out_RegWrite 1</text:p>
            <text:p>out_RegDest 11</text:p>
            <text:p>data_out: 0</text:p>
          </table:table-cell>
          <table:table-cell office:value-type="string" calcext:value-type="string">
            <text:p>Memory 69</text:p>
            <text:p>in_RegWrite 1</text:p>
            <text:p>in_RegDest 6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70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7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3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4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7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7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8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7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</table:table-row>
        <table:table-row table:style-name="ro6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0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0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5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6</text:p>
            <text:p>out_RegWrite 1</text:p>
            <text:p>out_RegDest 5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0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3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4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5</text:p>
            <text:p>out_RegWrite 1</text:p>
            <text:p>out_RegDest 11</text:p>
          </table:table-cell>
          <table:table-cell office:value-type="string" calcext:value-type="string">
            <text:p>WB 69</text:p>
            <text:p>in_RegWrite 1</text:p>
            <text:p>in_RegDest 6</text:p>
            <text:p>out_RegWrite 1</text:p>
            <text:p>out_RegDest 5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9">
          <table:table-cell office:value-type="string" calcext:value-type="string">
            <text:p>Register bank</text:p>
            <text:p>RegisterBank.IN-----------</text:p>
            <text:p>write_enable: x</text:p>
            <text:p>write_address: x</text:p>
            <text:p>write_value: x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x</text:p>
            <text:p>write_address: x</text:p>
            <text:p>write_value: x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x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3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5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3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  <table:table-row table:style-name="ro10"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</table:table-row>
        <table:table-row table:style-name="ro11">
          <table:table-cell office:value-type="string" calcext:value-type="string">
            <text:p>PERIPHERALS</text:p>
            <text:p>port_pwm1: 0</text:p>
            <text:p>manager.addr: x</text:p>
            <text:p>manager.data_in: x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x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0</text:p>
            <text:p>manager.data_in: 536870912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5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36870913</text:p>
            <text:p>manager.data_in: 1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36870913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</text:p>
            <text:p>manager.data_in: 5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0</text:p>
            <text:p>manager.data_in: 536870912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5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36870913</text:p>
            <text:p>manager.data_in: 1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</text:p>
            <text:p>pwm_port1.clk_on: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5T15:36:20.966000000</dc:date>
    <meta:editing-duration>PT4H44M51S</meta:editing-duration>
    <meta:editing-cycles>9</meta:editing-cycles>
    <meta:generator>LibreOffice/7.1.1.2$Windows_X86_64 LibreOffice_project/fe0b08f4af1bacafe4c7ecc87ce55bb426164676</meta:generator>
    <dc:creator>Elton Cardoso do Nascimento</dc:creator>
    <meta:document-statistic meta:table-count="1" meta:cell-count="1300" meta:object-count="0"/>
  </office:meta>
</office:document-meta>
</file>